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198.34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162.11pt"/>
    </style:style>
    <style:style style:name="co9" style:family="table-column">
      <style:table-column-properties fo:break-before="auto" style:column-width="109.5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reshold_encryption_data" table:style-name="ta1">
        <table:shapes>
          <draw:frame draw:z-index="0" draw:style-name="gr1" draw:text-style-name="P1" svg:width="453.46pt" svg:height="255.06pt" svg:x="526.54pt" svg:y="479.99pt">
            <draw:object draw:notify-on-update-of-ranges="threshold_encryption_data.C20:threshold_encryption_data.C51 threshold_encryption_data.D20:threshold_encryption_data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1012" table:default-cell-style-name="Default"/>
        <table:table-row table:style-name="ro1"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Acks</text:p>
          </table:table-cell>
          <table:table-cell table:style-name="ce2" office:value-type="string" calcext:value-type="string">
            <text:p>PartsMem</text:p>
          </table:table-cell>
          <table:table-cell table:style-name="ce2" office:value-type="string" calcext:value-type="string">
            <text:p>AcksMem</text:p>
          </table:table-cell>
          <table:table-cell table:style-name="ce2" office:value-type="string" calcext:value-type="string">
            <text:p>TotalMem</text:p>
          </table:table-cell>
          <table:table-cell table:style-name="ce2" office:value-type="string" calcext:value-type="string">
            <text:p>ACKS per Node</text:p>
          </table:table-cell>
          <table:table-cell table:style-name="ce2" office:value-type="string" calcext:value-type="string">
            <text:p>Acks Txgas measured</text:p>
          </table:table-cell>
          <table:table-cell table:style-name="ce2" office:value-type="string" calcext:value-type="string">
            <text:p>Gas forcast with formula</text:p>
          </table:table-cell>
          <table:table-cell table:style-name="ce2" office:value-type="string" calcext:value-type="string">
            <text:p>Parts txGasMeasured</text:p>
          </table:table-cell>
          <table:table-cell table:style-name="ce2"/>
          <table:table-cell table:style-name="ce2" office:value-type="string" calcext:value-type="string">
            <text:p>Parts Gas Per Byte</text:p>
          </table:table-cell>
          <table:table-cell table:number-columns-repeated="2" table:style-name="ce2" office:value-type="string" calcext:value-type="string">
            <text:p>ACKS Gas per byte</text:p>
          </table:table-cell>
          <table:table-cell table:style-name="ce2" table:number-columns-repeated="101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169" calcext:value-type="float">
            <text:p>169</text:p>
          </table:table-cell>
          <table:table-cell office:value-type="float" office:value="402" calcext:value-type="float">
            <text:p>402</text:p>
          </table:table-cell>
          <table:table-cell table:formula="of:=[.D2]/[.A2]" office:value-type="float" office:value="169" calcext:value-type="float">
            <text:p>169</text:p>
          </table:table-cell>
          <table:table-cell table:style-name="ce3" office:value-type="float" office:value="215118" calcext:value-type="float">
            <text:p>215118</text:p>
          </table:table-cell>
          <table:table-cell table:formula="of:=[.F2]*800+200000" office:value-type="float" office:value="335200" calcext:value-type="float">
            <text:p>335200</text:p>
          </table:table-cell>
          <table:table-cell table:style-name="ce1" office:value-type="float" office:value="249349" calcext:value-type="float">
            <text:p>249349</text:p>
          </table:table-cell>
          <table:table-cell/>
          <table:table-cell table:formula="of:=[.I2]/[.C2]" office:value-type="float" office:value="1070.16738197425" calcext:value-type="float">
            <text:p>1070.16738197425</text:p>
          </table:table-cell>
          <table:table-cell table:formula="of:=[.G2]/[.D2]" office:value-type="float" office:value="1272.8875739645" calcext:value-type="float">
            <text:p>1272.8875739645</text:p>
          </table:table-cell>
          <table:table-cell table:formula="of:=[.G2]/[.F2]" office:value-type="float" office:value="1272.8875739645" calcext:value-type="float">
            <text:p>1272.8875739645</text:p>
          </table:table-cell>
          <table:table-cell table:formula="of:=[.D2]/[.B2]" office:value-type="float" office:value="169" calcext:value-type="float">
            <text:p>169</text:p>
          </table:table-cell>
          <table:table-cell/>
          <table:table-cell table:formula="of:=[.C2]/[.A2]" office:value-type="float" office:value="233" calcext:value-type="float">
            <text:p>233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88" calcext:value-type="float">
            <text:p>788</text:p>
          </table:table-cell>
          <table:table-cell office:value-type="float" office:value="1288" calcext:value-type="float">
            <text:p>1288</text:p>
          </table:table-cell>
          <table:table-cell office:value-type="float" office:value="2076" calcext:value-type="float">
            <text:p>2076</text:p>
          </table:table-cell>
          <table:table-cell table:formula="of:=[.D3]/[.A3]" office:value-type="float" office:value="644" calcext:value-type="float">
            <text:p>644</text:p>
          </table:table-cell>
          <table:table-cell table:style-name="ce3" office:value-type="float" office:value="568384" calcext:value-type="float">
            <text:p>568384</text:p>
          </table:table-cell>
          <table:table-cell table:formula="of:=[.F3]*800+200000" office:value-type="float" office:value="715200" calcext:value-type="float">
            <text:p>715200</text:p>
          </table:table-cell>
          <table:table-cell table:style-name="ce1" office:value-type="float" office:value="339841" calcext:value-type="float">
            <text:p>339841</text:p>
          </table:table-cell>
          <table:table-cell/>
          <table:table-cell table:formula="of:=[.I3]/[.C3]" office:value-type="float" office:value="431.270304568528" calcext:value-type="float">
            <text:p>431.270304568528</text:p>
          </table:table-cell>
          <table:table-cell table:formula="of:=[.G3]/[.D3]" office:value-type="float" office:value="441.291925465839" calcext:value-type="float">
            <text:p>441.291925465839</text:p>
          </table:table-cell>
          <table:table-cell table:formula="of:=[.G3]/[.F3]" office:value-type="float" office:value="882.583850931677" calcext:value-type="float">
            <text:p>882.583850931677</text:p>
          </table:table-cell>
          <table:table-cell table:formula="of:=[.D3]/[.B3]" office:value-type="float" office:value="322" calcext:value-type="float">
            <text:p>322</text:p>
          </table:table-cell>
          <table:table-cell/>
          <table:table-cell table:formula="of:=[.C3]/[.A3]" office:value-type="float" office:value="394" calcext:value-type="float">
            <text:p>394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65" calcext:value-type="float">
            <text:p>1665</text:p>
          </table:table-cell>
          <table:table-cell office:value-type="float" office:value="4275" calcext:value-type="float">
            <text:p>4275</text:p>
          </table:table-cell>
          <table:table-cell office:value-type="float" office:value="5940" calcext:value-type="float">
            <text:p>5940</text:p>
          </table:table-cell>
          <table:table-cell table:formula="of:=[.D4]/[.A4]" office:value-type="float" office:value="1425" calcext:value-type="float">
            <text:p>1425</text:p>
          </table:table-cell>
          <table:table-cell table:style-name="ce3" office:value-type="float" office:value="1066546" calcext:value-type="float">
            <text:p>1066546</text:p>
          </table:table-cell>
          <table:table-cell table:formula="of:=[.F4]*800+200000" office:value-type="float" office:value="1340000" calcext:value-type="float">
            <text:p>1340000</text:p>
          </table:table-cell>
          <table:table-cell table:style-name="ce1" office:value-type="float" office:value="442728" calcext:value-type="float">
            <text:p>442728</text:p>
          </table:table-cell>
          <table:table-cell/>
          <table:table-cell table:formula="of:=[.I4]/[.C4]" office:value-type="float" office:value="265.902702702703" calcext:value-type="float">
            <text:p>265.902702702703</text:p>
          </table:table-cell>
          <table:table-cell table:formula="of:=[.G4]/[.D4]" office:value-type="float" office:value="249.484444444444" calcext:value-type="float">
            <text:p>249.484444444444</text:p>
          </table:table-cell>
          <table:table-cell table:formula="of:=[.G4]/[.F4]" office:value-type="float" office:value="748.453333333333" calcext:value-type="float">
            <text:p>748.453333333333</text:p>
          </table:table-cell>
          <table:table-cell table:formula="of:=[.D4]/[.B4]" office:value-type="float" office:value="475" calcext:value-type="float">
            <text:p>475</text:p>
          </table:table-cell>
          <table:table-cell/>
          <table:table-cell table:formula="of:=[.C4]/[.A4]" office:value-type="float" office:value="555" calcext:value-type="float">
            <text:p>555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760" calcext:value-type="float">
            <text:p>3760</text:p>
          </table:table-cell>
          <table:table-cell office:value-type="float" office:value="10048" calcext:value-type="float">
            <text:p>10048</text:p>
          </table:table-cell>
          <table:table-cell office:value-type="float" office:value="13808" calcext:value-type="float">
            <text:p>13808</text:p>
          </table:table-cell>
          <table:table-cell table:formula="of:=[.D5]/[.A5]" office:value-type="float" office:value="2512" calcext:value-type="float">
            <text:p>2512</text:p>
          </table:table-cell>
          <table:table-cell table:style-name="ce1" office:value-type="float" office:value="1808259" calcext:value-type="float">
            <text:p>1808259</text:p>
          </table:table-cell>
          <table:table-cell table:formula="of:=[.F5]*800+200000" office:value-type="float" office:value="2209600" calcext:value-type="float">
            <text:p>2209600</text:p>
          </table:table-cell>
          <table:table-cell table:style-name="ce1" office:value-type="float" office:value="692369" calcext:value-type="float">
            <text:p>692369</text:p>
          </table:table-cell>
          <table:table-cell/>
          <table:table-cell table:formula="of:=[.I5]/[.C5]" office:value-type="float" office:value="184.140691489362" calcext:value-type="float">
            <text:p>184.140691489362</text:p>
          </table:table-cell>
          <table:table-cell table:formula="of:=[.G5]/[.D5]" office:value-type="float" office:value="179.962082006369" calcext:value-type="float">
            <text:p>179.962082006369</text:p>
          </table:table-cell>
          <table:table-cell table:formula="of:=[.G5]/[.F5]" office:value-type="float" office:value="719.848328025478" calcext:value-type="float">
            <text:p>719.848328025478</text:p>
          </table:table-cell>
          <table:table-cell table:formula="of:=[.D5]/[.B5]" office:value-type="float" office:value="628" calcext:value-type="float">
            <text:p>628</text:p>
          </table:table-cell>
          <table:table-cell/>
          <table:table-cell table:formula="of:=[.C5]/[.A5]" office:value-type="float" office:value="940" calcext:value-type="float">
            <text:p>94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665" calcext:value-type="float">
            <text:p>5665</text:p>
          </table:table-cell>
          <table:table-cell office:value-type="float" office:value="19525" calcext:value-type="float">
            <text:p>19525</text:p>
          </table:table-cell>
          <table:table-cell office:value-type="float" office:value="25190" calcext:value-type="float">
            <text:p>25190</text:p>
          </table:table-cell>
          <table:table-cell table:formula="of:=[.D6]/[.A6]" office:value-type="float" office:value="3905" calcext:value-type="float">
            <text:p>3905</text:p>
          </table:table-cell>
          <table:table-cell table:style-name="ce1" office:value-type="float" office:value="2760665" calcext:value-type="float">
            <text:p>2760665</text:p>
          </table:table-cell>
          <table:table-cell table:formula="of:=[.F6]*800+200000" office:value-type="float" office:value="3324000" calcext:value-type="float">
            <text:p>3324000</text:p>
          </table:table-cell>
          <table:table-cell table:style-name="ce1" office:value-type="float" office:value="821027" calcext:value-type="float">
            <text:p>821027</text:p>
          </table:table-cell>
          <table:table-cell/>
          <table:table-cell table:formula="of:=[.I6]/[.C6]" office:value-type="float" office:value="144.929744042365" calcext:value-type="float">
            <text:p>144.929744042365</text:p>
          </table:table-cell>
          <table:table-cell table:formula="of:=[.G6]/[.D6]" office:value-type="float" office:value="141.391293213828" calcext:value-type="float">
            <text:p>141.391293213828</text:p>
          </table:table-cell>
          <table:table-cell table:formula="of:=[.G6]/[.F6]" office:value-type="float" office:value="706.956466069142" calcext:value-type="float">
            <text:p>706.956466069142</text:p>
          </table:table-cell>
          <table:table-cell table:formula="of:=[.D6]/[.B6]" office:value-type="float" office:value="781" calcext:value-type="float">
            <text:p>781</text:p>
          </table:table-cell>
          <table:table-cell/>
          <table:table-cell table:formula="of:=[.C6]/[.A6]" office:value-type="float" office:value="1133" calcext:value-type="float">
            <text:p>113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7956" calcext:value-type="float">
            <text:p>7956</text:p>
          </table:table-cell>
          <table:table-cell office:value-type="float" office:value="33624" calcext:value-type="float">
            <text:p>33624</text:p>
          </table:table-cell>
          <table:table-cell office:value-type="float" office:value="41580" calcext:value-type="float">
            <text:p>41580</text:p>
          </table:table-cell>
          <table:table-cell table:formula="of:=[.D7]/[.A7]" office:value-type="float" office:value="5604" calcext:value-type="float">
            <text:p>5604</text:p>
          </table:table-cell>
          <table:table-cell table:style-name="ce4" office:value-type="float" office:value="3900000" calcext:value-type="float">
            <text:p>3900000</text:p>
          </table:table-cell>
          <table:table-cell table:formula="of:=[.F7]*800+200000" office:value-type="float" office:value="4683200" calcext:value-type="float">
            <text:p>4683200</text:p>
          </table:table-cell>
          <table:table-cell table:number-columns-repeated="2"/>
          <table:table-cell table:formula="of:=[.I7]/[.C7]" office:value-type="float" office:value="0" calcext:value-type="float">
            <text:p>0</text:p>
          </table:table-cell>
          <table:table-cell table:formula="of:=[.G7]/[.D7]" office:value-type="float" office:value="115.98857958601" calcext:value-type="float">
            <text:p>115.98857958601</text:p>
          </table:table-cell>
          <table:table-cell table:formula="of:=[.G7]/[.F7]" office:value-type="float" office:value="695.93147751606" calcext:value-type="float">
            <text:p>695.93147751606</text:p>
          </table:table-cell>
          <table:table-cell table:formula="of:=[.D7]/[.B7]" office:value-type="float" office:value="934" calcext:value-type="float">
            <text:p>934</text:p>
          </table:table-cell>
          <table:table-cell/>
          <table:table-cell table:formula="of:=[.C7]/[.A7]" office:value-type="float" office:value="1326" calcext:value-type="float">
            <text:p>132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3209" calcext:value-type="float">
            <text:p>13209</text:p>
          </table:table-cell>
          <table:table-cell office:value-type="float" office:value="53263" calcext:value-type="float">
            <text:p>53263</text:p>
          </table:table-cell>
          <table:table-cell office:value-type="float" office:value="66472" calcext:value-type="float">
            <text:p>66472</text:p>
          </table:table-cell>
          <table:table-cell table:formula="of:=[.D8]/[.A8]" office:value-type="float" office:value="7609" calcext:value-type="float">
            <text:p>7609</text:p>
          </table:table-cell>
          <table:table-cell table:style-name="ce4" office:value-type="float" office:value="5130590" calcext:value-type="float">
            <text:p>5130590</text:p>
          </table:table-cell>
          <table:table-cell table:formula="of:=[.F8]*800+200000" office:value-type="float" office:value="6287200" calcext:value-type="float">
            <text:p>6287200</text:p>
          </table:table-cell>
          <table:table-cell table:number-columns-repeated="2"/>
          <table:table-cell table:formula="of:=[.I8]/[.C8]" office:value-type="float" office:value="0" calcext:value-type="float">
            <text:p>0</text:p>
          </table:table-cell>
          <table:table-cell table:formula="of:=[.G8]/[.D8]" office:value-type="float" office:value="96.3255918742842" calcext:value-type="float">
            <text:p>96.3255918742842</text:p>
          </table:table-cell>
          <table:table-cell table:formula="of:=[.G8]/[.F8]" office:value-type="float" office:value="674.27914311999" calcext:value-type="float">
            <text:p>674.27914311999</text:p>
          </table:table-cell>
          <table:table-cell table:formula="of:=[.D8]/[.B8]" office:value-type="float" office:value="1087" calcext:value-type="float">
            <text:p>1087</text:p>
          </table:table-cell>
          <table:table-cell/>
          <table:table-cell table:formula="of:=[.C8]/[.A8]" office:value-type="float" office:value="1887" calcext:value-type="float">
            <text:p>1887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896" calcext:value-type="float">
            <text:p>16896</text:p>
          </table:table-cell>
          <table:table-cell office:value-type="float" office:value="79360" calcext:value-type="float">
            <text:p>79360</text:p>
          </table:table-cell>
          <table:table-cell office:value-type="float" office:value="96256" calcext:value-type="float">
            <text:p>96256</text:p>
          </table:table-cell>
          <table:table-cell table:formula="of:=[.D9]/[.A9]" office:value-type="float" office:value="9920" calcext:value-type="float">
            <text:p>9920</text:p>
          </table:table-cell>
          <table:table-cell table:style-name="ce4"/>
          <table:table-cell table:formula="of:=[.F9]*800+200000" office:value-type="float" office:value="8136000" calcext:value-type="float">
            <text:p>8136000</text:p>
          </table:table-cell>
          <table:table-cell table:number-columns-repeated="2"/>
          <table:table-cell table:formula="of:=[.I9]/[.C9]" office:value-type="float" office:value="0" calcext:value-type="float">
            <text:p>0</text:p>
          </table:table-cell>
          <table:table-cell table:formula="of:=[.G9]/[.D9]" office:value-type="float" office:value="0" calcext:value-type="float">
            <text:p>0</text:p>
          </table:table-cell>
          <table:table-cell table:formula="of:=[.G9]/[.F9]" office:value-type="float" office:value="0" calcext:value-type="float">
            <text:p>0</text:p>
          </table:table-cell>
          <table:table-cell table:formula="of:=[.D9]/[.B9]" office:value-type="float" office:value="1240" calcext:value-type="float">
            <text:p>1240</text:p>
          </table:table-cell>
          <table:table-cell/>
          <table:table-cell table:formula="of:=[.C9]/[.A9]" office:value-type="float" office:value="2112" calcext:value-type="float">
            <text:p>211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21033" calcext:value-type="float">
            <text:p>21033</text:p>
          </table:table-cell>
          <table:table-cell office:value-type="float" office:value="112833" calcext:value-type="float">
            <text:p>112833</text:p>
          </table:table-cell>
          <table:table-cell office:value-type="float" office:value="133866" calcext:value-type="float">
            <text:p>133866</text:p>
          </table:table-cell>
          <table:table-cell table:formula="of:=[.D10]/[.A10]" office:value-type="float" office:value="12537" calcext:value-type="float">
            <text:p>12537</text:p>
          </table:table-cell>
          <table:table-cell table:style-name="ce4"/>
          <table:table-cell table:formula="of:=[.F10]*800+200000" office:value-type="float" office:value="10229600" calcext:value-type="float">
            <text:p>10229600</text:p>
          </table:table-cell>
          <table:table-cell table:number-columns-repeated="2"/>
          <table:table-cell table:formula="of:=[.I10]/[.C10]" office:value-type="float" office:value="0" calcext:value-type="float">
            <text:p>0</text:p>
          </table:table-cell>
          <table:table-cell table:formula="of:=[.G10]/[.D10]" office:value-type="float" office:value="0" calcext:value-type="float">
            <text:p>0</text:p>
          </table:table-cell>
          <table:table-cell table:formula="of:=[.G10]/[.F10]" office:value-type="float" office:value="0" calcext:value-type="float">
            <text:p>0</text:p>
          </table:table-cell>
          <table:table-cell table:formula="of:=[.D10]/[.B10]" office:value-type="float" office:value="1393" calcext:value-type="float">
            <text:p>1393</text:p>
          </table:table-cell>
          <table:table-cell/>
          <table:table-cell table:formula="of:=[.C10]/[.A10]" office:value-type="float" office:value="2337" calcext:value-type="float">
            <text:p>2337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740" calcext:value-type="float">
            <text:p>30740</text:p>
          </table:table-cell>
          <table:table-cell office:value-type="float" office:value="154600" calcext:value-type="float">
            <text:p>154600</text:p>
          </table:table-cell>
          <table:table-cell office:value-type="float" office:value="185340" calcext:value-type="float">
            <text:p>185340</text:p>
          </table:table-cell>
          <table:table-cell table:formula="of:=[.D11]/[.A11]" office:value-type="float" office:value="15460" calcext:value-type="float">
            <text:p>15460</text:p>
          </table:table-cell>
          <table:table-cell table:style-name="ce3" office:value-type="float" office:value="10387163" calcext:value-type="float">
            <text:p>10387163</text:p>
          </table:table-cell>
          <table:table-cell table:formula="of:=[.F11]*800+200000" office:value-type="float" office:value="12568000" calcext:value-type="float">
            <text:p>12568000</text:p>
          </table:table-cell>
          <table:table-cell table:number-columns-repeated="2"/>
          <table:table-cell table:formula="of:=[.I11]/[.C11]" office:value-type="float" office:value="0" calcext:value-type="float">
            <text:p>0</text:p>
          </table:table-cell>
          <table:table-cell table:formula="of:=[.G11]/[.D11]" office:value-type="float" office:value="67.1873415265201" calcext:value-type="float">
            <text:p>67.1873415265201</text:p>
          </table:table-cell>
          <table:table-cell table:formula="of:=[.G11]/[.F11]" office:value-type="float" office:value="671.873415265201" calcext:value-type="float">
            <text:p>671.873415265201</text:p>
          </table:table-cell>
          <table:table-cell table:formula="of:=[.D11]/[.B11]" office:value-type="float" office:value="1546" calcext:value-type="float">
            <text:p>1546</text:p>
          </table:table-cell>
          <table:table-cell/>
          <table:table-cell table:formula="of:=[.C11]/[.A11]" office:value-type="float" office:value="3074" calcext:value-type="float">
            <text:p>3074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36641" calcext:value-type="float">
            <text:p>36641</text:p>
          </table:table-cell>
          <table:table-cell office:value-type="float" office:value="205579" calcext:value-type="float">
            <text:p>205579</text:p>
          </table:table-cell>
          <table:table-cell office:value-type="float" office:value="242220" calcext:value-type="float">
            <text:p>242220</text:p>
          </table:table-cell>
          <table:table-cell table:formula="of:=[.D12]/[.A12]" office:value-type="float" office:value="18689" calcext:value-type="float">
            <text:p>18689</text:p>
          </table:table-cell>
          <table:table-cell table:style-name="ce3" office:value-type="float" office:value="12548270" calcext:value-type="float">
            <text:p>12548270</text:p>
          </table:table-cell>
          <table:table-cell table:formula="of:=[.F12]*800+200000" office:value-type="float" office:value="15151200" calcext:value-type="float">
            <text:p>15151200</text:p>
          </table:table-cell>
          <table:table-cell table:number-columns-repeated="2"/>
          <table:table-cell table:formula="of:=[.I12]/[.C12]" office:value-type="float" office:value="0" calcext:value-type="float">
            <text:p>0</text:p>
          </table:table-cell>
          <table:table-cell table:formula="of:=[.G12]/[.D12]" office:value-type="float" office:value="61.0386761293712" calcext:value-type="float">
            <text:p>61.0386761293712</text:p>
          </table:table-cell>
          <table:table-cell table:formula="of:=[.G12]/[.F12]" office:value-type="float" office:value="671.425437423083" calcext:value-type="float">
            <text:p>671.425437423083</text:p>
          </table:table-cell>
          <table:table-cell table:formula="of:=[.D12]/[.B12]" office:value-type="float" office:value="1699" calcext:value-type="float">
            <text:p>1699</text:p>
          </table:table-cell>
          <table:table-cell/>
          <table:table-cell table:formula="of:=[.C12]/[.A12]" office:value-type="float" office:value="3331" calcext:value-type="float">
            <text:p>3331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43056" calcext:value-type="float">
            <text:p>43056</text:p>
          </table:table-cell>
          <table:table-cell office:value-type="float" office:value="266688" calcext:value-type="float">
            <text:p>266688</text:p>
          </table:table-cell>
          <table:table-cell office:value-type="float" office:value="309744" calcext:value-type="float">
            <text:p>309744</text:p>
          </table:table-cell>
          <table:table-cell table:formula="of:=[.D13]/[.A13]" office:value-type="float" office:value="22224" calcext:value-type="float">
            <text:p>22224</text:p>
          </table:table-cell>
          <table:table-cell table:style-name="ce3" office:value-type="float" office:value="14672359" calcext:value-type="float">
            <text:p>14672359</text:p>
          </table:table-cell>
          <table:table-cell table:formula="of:=[.F13]*800+200000" office:value-type="float" office:value="17979200" calcext:value-type="float">
            <text:p>17979200</text:p>
          </table:table-cell>
          <table:table-cell table:number-columns-repeated="2"/>
          <table:table-cell table:formula="of:=[.I13]/[.C13]" office:value-type="float" office:value="0" calcext:value-type="float">
            <text:p>0</text:p>
          </table:table-cell>
          <table:table-cell table:formula="of:=[.G13]/[.D13]" office:value-type="float" office:value="55.0169448944085" calcext:value-type="float">
            <text:p>55.0169448944085</text:p>
          </table:table-cell>
          <table:table-cell table:formula="of:=[.G13]/[.F13]" office:value-type="float" office:value="660.203338732901" calcext:value-type="float">
            <text:p>660.203338732901</text:p>
          </table:table-cell>
          <table:table-cell table:formula="of:=[.D13]/[.B13]" office:value-type="float" office:value="1852" calcext:value-type="float">
            <text:p>1852</text:p>
          </table:table-cell>
          <table:table-cell/>
          <table:table-cell table:formula="of:=[.C13]/[.A13]" office:value-type="float" office:value="3588" calcext:value-type="float">
            <text:p>3588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9" calcext:value-type="float">
            <text:p>169</text:p>
          </table:table-cell>
          <table:table-cell office:value-type="float" office:value="58513" calcext:value-type="float">
            <text:p>58513</text:p>
          </table:table-cell>
          <table:table-cell office:value-type="float" office:value="338845" calcext:value-type="float">
            <text:p>338845</text:p>
          </table:table-cell>
          <table:table-cell office:value-type="float" office:value="397358" calcext:value-type="float">
            <text:p>397358</text:p>
          </table:table-cell>
          <table:table-cell table:formula="of:=[.D14]/[.A14]" office:value-type="float" office:value="26065" calcext:value-type="float">
            <text:p>26065</text:p>
          </table:table-cell>
          <table:table-cell table:style-name="ce3" office:value-type="float" office:value="17224801" calcext:value-type="float">
            <text:p>17224801</text:p>
          </table:table-cell>
          <table:table-cell table:formula="of:=[.F14]*800+200000" office:value-type="float" office:value="21052000" calcext:value-type="float">
            <text:p>21052000</text:p>
          </table:table-cell>
          <table:table-cell table:number-columns-repeated="2"/>
          <table:table-cell table:formula="of:=[.I14]/[.C14]" office:value-type="float" office:value="0" calcext:value-type="float">
            <text:p>0</text:p>
          </table:table-cell>
          <table:table-cell table:formula="of:=[.G14]/[.D14]" office:value-type="float" office:value="50.8338650415382" calcext:value-type="float">
            <text:p>50.8338650415382</text:p>
          </table:table-cell>
          <table:table-cell table:formula="of:=[.G14]/[.F14]" office:value-type="float" office:value="660.840245539996" calcext:value-type="float">
            <text:p>660.840245539996</text:p>
          </table:table-cell>
          <table:table-cell table:formula="of:=[.D14]/[.B14]" office:value-type="float" office:value="2005" calcext:value-type="float">
            <text:p>2005</text:p>
          </table:table-cell>
          <table:table-cell/>
          <table:table-cell table:formula="of:=[.C14]/[.A14]" office:value-type="float" office:value="4501" calcext:value-type="float">
            <text:p>4501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office:value-type="float" office:value="67060" calcext:value-type="float">
            <text:p>67060</text:p>
          </table:table-cell>
          <table:table-cell office:value-type="float" office:value="422968" calcext:value-type="float">
            <text:p>422968</text:p>
          </table:table-cell>
          <table:table-cell office:value-type="float" office:value="490028" calcext:value-type="float">
            <text:p>490028</text:p>
          </table:table-cell>
          <table:table-cell table:formula="of:=[.D15]/[.A15]" office:value-type="float" office:value="30212" calcext:value-type="float">
            <text:p>30212</text:p>
          </table:table-cell>
          <table:table-cell table:style-name="ce3" office:value-type="float" office:value="19985268" calcext:value-type="float">
            <text:p>19985268</text:p>
          </table:table-cell>
          <table:table-cell table:formula="of:=[.F15]*800+200000" office:value-type="float" office:value="24369600" calcext:value-type="float">
            <text:p>24369600</text:p>
          </table:table-cell>
          <table:table-cell table:number-columns-repeated="2"/>
          <table:table-cell table:formula="of:=[.I15]/[.C15]" office:value-type="float" office:value="0" calcext:value-type="float">
            <text:p>0</text:p>
          </table:table-cell>
          <table:table-cell table:formula="of:=[.G15]/[.D15]" office:value-type="float" office:value="47.2500709273515" calcext:value-type="float">
            <text:p>47.2500709273515</text:p>
          </table:table-cell>
          <table:table-cell table:formula="of:=[.G15]/[.F15]" office:value-type="float" office:value="661.500992982921" calcext:value-type="float">
            <text:p>661.500992982921</text:p>
          </table:table-cell>
          <table:table-cell table:formula="of:=[.D15]/[.B15]" office:value-type="float" office:value="2158" calcext:value-type="float">
            <text:p>2158</text:p>
          </table:table-cell>
          <table:table-cell/>
          <table:table-cell table:formula="of:=[.C15]/[.A15]" office:value-type="float" office:value="4790" calcext:value-type="float">
            <text:p>4790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office:value-type="float" office:value="76185" calcext:value-type="float">
            <text:p>76185</text:p>
          </table:table-cell>
          <table:table-cell office:value-type="float" office:value="519975" calcext:value-type="float">
            <text:p>519975</text:p>
          </table:table-cell>
          <table:table-cell office:value-type="float" office:value="596160" calcext:value-type="float">
            <text:p>596160</text:p>
          </table:table-cell>
          <table:table-cell table:formula="of:=[.D16]/[.A16]" office:value-type="float" office:value="34665" calcext:value-type="float">
            <text:p>34665</text:p>
          </table:table-cell>
          <table:table-cell table:style-name="ce3" office:value-type="float" office:value="22965090" calcext:value-type="float">
            <text:p>22965090</text:p>
          </table:table-cell>
          <table:table-cell table:formula="of:=[.F16]*800+200000" office:value-type="float" office:value="27932000" calcext:value-type="float">
            <text:p>27932000</text:p>
          </table:table-cell>
          <table:table-cell table:style-name="ce1" office:value-type="float" office:value="3361143" calcext:value-type="float">
            <text:p>3361143</text:p>
          </table:table-cell>
          <table:table-cell/>
          <table:table-cell table:formula="of:=[.I16]/[.C16]" office:value-type="float" office:value="44.1181728686749" calcext:value-type="float">
            <text:p>44.1181728686749</text:p>
          </table:table-cell>
          <table:table-cell table:formula="of:=[.G16]/[.D16]" office:value-type="float" office:value="44.1657579691331" calcext:value-type="float">
            <text:p>44.1657579691331</text:p>
          </table:table-cell>
          <table:table-cell table:formula="of:=[.G16]/[.F16]" office:value-type="float" office:value="662.486369536997" calcext:value-type="float">
            <text:p>662.486369536997</text:p>
          </table:table-cell>
          <table:table-cell table:formula="of:=[.D16]/[.B16]" office:value-type="float" office:value="2311" calcext:value-type="float">
            <text:p>2311</text:p>
          </table:table-cell>
          <table:table-cell/>
          <table:table-cell table:formula="of:=[.C16]/[.A16]" office:value-type="float" office:value="5079" calcext:value-type="float">
            <text:p>5079</text:p>
          </table:table-cell>
          <table:table-cell table:number-columns-repeated="100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98688" calcext:value-type="float">
            <text:p>98688</text:p>
          </table:table-cell>
          <table:table-cell office:value-type="float" office:value="630784" calcext:value-type="float">
            <text:p>630784</text:p>
          </table:table-cell>
          <table:table-cell office:value-type="float" office:value="729472" calcext:value-type="float">
            <text:p>729472</text:p>
          </table:table-cell>
          <table:table-cell table:formula="of:=[.D17]/[.A17]" office:value-type="float" office:value="39424" calcext:value-type="float">
            <text:p>39424</text:p>
          </table:table-cell>
          <table:table-cell table:style-name="ce3" office:value-type="float" office:value="25792988" calcext:value-type="float">
            <text:p>25792988</text:p>
          </table:table-cell>
          <table:table-cell table:formula="of:=[.F17]*800+200000" office:value-type="float" office:value="31739200" calcext:value-type="float">
            <text:p>31739200</text:p>
          </table:table-cell>
          <table:table-cell table:number-columns-repeated="4"/>
          <table:table-cell table:formula="of:=[.G17]/[.F17]" office:value-type="float" office:value="654.245840097403" calcext:value-type="float">
            <text:p>654.245840097403</text:p>
          </table:table-cell>
          <table:table-cell table:number-columns-repeated="2"/>
          <table:table-cell table:formula="of:=[.C17]/[.A17]" office:value-type="float" office:value="6168" calcext:value-type="float">
            <text:p>6168</text:p>
          </table:table-cell>
          <table:table-cell table:number-columns-repeated="100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89" calcext:value-type="float">
            <text:p>289</text:p>
          </table:table-cell>
          <table:table-cell office:value-type="float" office:value="110313" calcext:value-type="float">
            <text:p>110313</text:p>
          </table:table-cell>
          <table:table-cell office:value-type="float" office:value="756313" calcext:value-type="float">
            <text:p>756313</text:p>
          </table:table-cell>
          <table:table-cell office:value-type="float" office:value="866626" calcext:value-type="float">
            <text:p>866626</text:p>
          </table:table-cell>
          <table:table-cell table:formula="of:=[.D18]/[.A18]" office:value-type="float" office:value="44489" calcext:value-type="float">
            <text:p>44489</text:p>
          </table:table-cell>
          <table:table-cell table:style-name="ce3" office:value-type="float" office:value="29130404" calcext:value-type="float">
            <text:p>29130404</text:p>
          </table:table-cell>
          <table:table-cell table:formula="of:=[.F18]*800+200000" office:value-type="float" office:value="35791200" calcext:value-type="float">
            <text:p>35791200</text:p>
          </table:table-cell>
          <table:table-cell table:number-columns-repeated="4"/>
          <table:table-cell table:formula="of:=[.G18]/[.F18]" office:value-type="float" office:value="654.777675380431" calcext:value-type="float">
            <text:p>654.777675380431</text:p>
          </table:table-cell>
          <table:table-cell table:number-columns-repeated="2"/>
          <table:table-cell table:formula="of:=[.C18]/[.A18]" office:value-type="float" office:value="6489" calcext:value-type="float">
            <text:p>6489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4" calcext:value-type="float">
            <text:p>324</text:p>
          </table:table-cell>
          <table:table-cell office:value-type="float" office:value="122580" calcext:value-type="float">
            <text:p>122580</text:p>
          </table:table-cell>
          <table:table-cell office:value-type="float" office:value="897480" calcext:value-type="float">
            <text:p>897480</text:p>
          </table:table-cell>
          <table:table-cell office:value-type="float" office:value="1020060" calcext:value-type="float">
            <text:p>1020060</text:p>
          </table:table-cell>
          <table:table-cell table:formula="of:=[.D19]/[.A19]" office:value-type="float" office:value="49860" calcext:value-type="float">
            <text:p>49860</text:p>
          </table:table-cell>
          <table:table-cell/>
          <table:table-cell table:formula="of:=[.F19]*800+200000" office:value-type="float" office:value="40088000" calcext:value-type="float">
            <text:p>40088000</text:p>
          </table:table-cell>
          <table:table-cell table:number-columns-repeated="4"/>
          <table:table-cell table:formula="of:=[.G19]/[.F19]" office:value-type="float" office:value="0" calcext:value-type="float">
            <text:p>0</text:p>
          </table:table-cell>
          <table:table-cell table:number-columns-repeated="2"/>
          <table:table-cell table:formula="of:=[.C19]/[.A19]" office:value-type="float" office:value="6810" calcext:value-type="float">
            <text:p>6810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1" calcext:value-type="float">
            <text:p>361</text:p>
          </table:table-cell>
          <table:table-cell office:value-type="float" office:value="153425" calcext:value-type="float">
            <text:p>153425</text:p>
          </table:table-cell>
          <table:table-cell office:value-type="float" office:value="1055203" calcext:value-type="float">
            <text:p>1055203</text:p>
          </table:table-cell>
          <table:table-cell office:value-type="float" office:value="1208628" calcext:value-type="float">
            <text:p>1208628</text:p>
          </table:table-cell>
          <table:table-cell table:formula="of:=[.D20]/[.A20]" office:value-type="float" office:value="55537" calcext:value-type="float">
            <text:p>55537</text:p>
          </table:table-cell>
          <table:table-cell/>
          <table:table-cell table:formula="of:=[.F20]*800+200000" office:value-type="float" office:value="44629600" calcext:value-type="float">
            <text:p>44629600</text:p>
          </table:table-cell>
          <table:table-cell table:number-columns-repeated="4"/>
          <table:table-cell table:formula="of:=[.G20]/[.F20]" office:value-type="float" office:value="0" calcext:value-type="float">
            <text:p>0</text:p>
          </table:table-cell>
          <table:table-cell table:number-columns-repeated="2"/>
          <table:table-cell table:formula="of:=[.C20]/[.A20]" office:value-type="float" office:value="8075" calcext:value-type="float">
            <text:p>8075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68560" calcext:value-type="float">
            <text:p>168560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1398960" calcext:value-type="float">
            <text:p>1398960</text:p>
          </table:table-cell>
          <table:table-cell table:formula="of:=[.D21]/[.A21]" office:value-type="float" office:value="61520" calcext:value-type="float">
            <text:p>61520</text:p>
          </table:table-cell>
          <table:table-cell/>
          <table:table-cell table:formula="of:=[.F21]*800+200000" office:value-type="float" office:value="49416000" calcext:value-type="float">
            <text:p>49416000</text:p>
          </table:table-cell>
          <table:table-cell table:number-columns-repeated="4"/>
          <table:table-cell table:formula="of:=[.G21]/[.F21]" office:value-type="float" office:value="0" calcext:value-type="float">
            <text:p>0</text:p>
          </table:table-cell>
          <table:table-cell table:number-columns-repeated="2"/>
          <table:table-cell table:formula="of:=[.C21]/[.A21]" office:value-type="float" office:value="8428" calcext:value-type="float">
            <text:p>8428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1" calcext:value-type="float">
            <text:p>441</text:p>
          </table:table-cell>
          <table:table-cell office:value-type="float" office:value="184401" calcext:value-type="float">
            <text:p>184401</text:p>
          </table:table-cell>
          <table:table-cell office:value-type="float" office:value="1423989" calcext:value-type="float">
            <text:p>1423989</text:p>
          </table:table-cell>
          <table:table-cell office:value-type="float" office:value="1608390" calcext:value-type="float">
            <text:p>1608390</text:p>
          </table:table-cell>
          <table:table-cell table:formula="of:=[.D22]/[.A22]" office:value-type="float" office:value="67809" calcext:value-type="float">
            <text:p>67809</text:p>
          </table:table-cell>
          <table:table-cell/>
          <table:table-cell table:formula="of:=[.F22]*800+200000" office:value-type="float" office:value="54447200" calcext:value-type="float">
            <text:p>54447200</text:p>
          </table:table-cell>
          <table:table-cell table:number-columns-repeated="4"/>
          <table:table-cell table:formula="of:=[.G22]/[.F22]" office:value-type="float" office:value="0" calcext:value-type="float">
            <text:p>0</text:p>
          </table:table-cell>
          <table:table-cell table:number-columns-repeated="2"/>
          <table:table-cell table:formula="of:=[.C22]/[.A22]" office:value-type="float" office:value="8781" calcext:value-type="float">
            <text:p>8781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4" calcext:value-type="float">
            <text:p>484</text:p>
          </table:table-cell>
          <table:table-cell office:value-type="float" office:value="224884" calcext:value-type="float">
            <text:p>224884</text:p>
          </table:table-cell>
          <table:table-cell office:value-type="float" office:value="1636888" calcext:value-type="float">
            <text:p>1636888</text:p>
          </table:table-cell>
          <table:table-cell office:value-type="float" office:value="1861772" calcext:value-type="float">
            <text:p>1861772</text:p>
          </table:table-cell>
          <table:table-cell table:formula="of:=[.D23]/[.A23]" office:value-type="float" office:value="74404" calcext:value-type="float">
            <text:p>74404</text:p>
          </table:table-cell>
          <table:table-cell/>
          <table:table-cell table:formula="of:=[.F23]*800+200000" office:value-type="float" office:value="59723200" calcext:value-type="float">
            <text:p>59723200</text:p>
          </table:table-cell>
          <table:table-cell table:number-columns-repeated="4"/>
          <table:table-cell table:formula="of:=[.G23]/[.F23]" office:value-type="float" office:value="0" calcext:value-type="float">
            <text:p>0</text:p>
          </table:table-cell>
          <table:table-cell table:number-columns-repeated="2"/>
          <table:table-cell table:formula="of:=[.C23]/[.A23]" office:value-type="float" office:value="10222" calcext:value-type="float">
            <text:p>10222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9" calcext:value-type="float">
            <text:p>529</text:p>
          </table:table-cell>
          <table:table-cell office:value-type="float" office:value="243961" calcext:value-type="float">
            <text:p>243961</text:p>
          </table:table-cell>
          <table:table-cell office:value-type="float" office:value="1870015" calcext:value-type="float">
            <text:p>1870015</text:p>
          </table:table-cell>
          <table:table-cell office:value-type="float" office:value="2113976" calcext:value-type="float">
            <text:p>2113976</text:p>
          </table:table-cell>
          <table:table-cell table:formula="of:=[.D24]/[.A24]" office:value-type="float" office:value="81305" calcext:value-type="float">
            <text:p>81305</text:p>
          </table:table-cell>
          <table:table-cell/>
          <table:table-cell table:formula="of:=[.F24]*800+200000" office:value-type="float" office:value="65244000" calcext:value-type="float">
            <text:p>65244000</text:p>
          </table:table-cell>
          <table:table-cell table:number-columns-repeated="4"/>
          <table:table-cell table:formula="of:=[.G24]/[.F24]" office:value-type="float" office:value="0" calcext:value-type="float">
            <text:p>0</text:p>
          </table:table-cell>
          <table:table-cell table:number-columns-repeated="2"/>
          <table:table-cell table:formula="of:=[.C24]/[.A24]" office:value-type="float" office:value="10607" calcext:value-type="float">
            <text:p>10607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6" calcext:value-type="float">
            <text:p>576</text:p>
          </table:table-cell>
          <table:table-cell office:value-type="float" office:value="263808" calcext:value-type="float">
            <text:p>263808</text:p>
          </table:table-cell>
          <table:table-cell office:value-type="float" office:value="2124288" calcext:value-type="float">
            <text:p>2124288</text:p>
          </table:table-cell>
          <table:table-cell office:value-type="float" office:value="2388096" calcext:value-type="float">
            <text:p>2388096</text:p>
          </table:table-cell>
          <table:table-cell table:formula="of:=[.D25]/[.A25]" office:value-type="float" office:value="88512" calcext:value-type="float">
            <text:p>88512</text:p>
          </table:table-cell>
          <table:table-cell/>
          <table:table-cell table:formula="of:=[.F25]*800+200000" office:value-type="float" office:value="71009600" calcext:value-type="float">
            <text:p>71009600</text:p>
          </table:table-cell>
          <table:table-cell table:number-columns-repeated="4"/>
          <table:table-cell table:formula="of:=[.G25]/[.F25]" office:value-type="float" office:value="0" calcext:value-type="float">
            <text:p>0</text:p>
          </table:table-cell>
          <table:table-cell table:number-columns-repeated="2"/>
          <table:table-cell table:formula="of:=[.C25]/[.A25]" office:value-type="float" office:value="10992" calcext:value-type="float">
            <text:p>10992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5" calcext:value-type="float">
            <text:p>625</text:p>
          </table:table-cell>
          <table:table-cell office:value-type="float" office:value="315225" calcext:value-type="float">
            <text:p>315225</text:p>
          </table:table-cell>
          <table:table-cell office:value-type="float" office:value="2400625" calcext:value-type="float">
            <text:p>2400625</text:p>
          </table:table-cell>
          <table:table-cell office:value-type="float" office:value="2715850" calcext:value-type="float">
            <text:p>2715850</text:p>
          </table:table-cell>
          <table:table-cell table:formula="of:=[.D26]/[.A26]" office:value-type="float" office:value="96025" calcext:value-type="float">
            <text:p>96025</text:p>
          </table:table-cell>
          <table:table-cell/>
          <table:table-cell table:formula="of:=[.F26]*800+200000" office:value-type="float" office:value="77020000" calcext:value-type="float">
            <text:p>77020000</text:p>
          </table:table-cell>
          <table:table-cell table:number-columns-repeated="4"/>
          <table:table-cell table:formula="of:=[.G26]/[.F26]" office:value-type="float" office:value="0" calcext:value-type="float">
            <text:p>0</text:p>
          </table:table-cell>
          <table:table-cell table:number-columns-repeated="2"/>
          <table:table-cell table:formula="of:=[.C26]/[.A26]" office:value-type="float" office:value="12609" calcext:value-type="float">
            <text:p>12609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76" calcext:value-type="float">
            <text:p>676</text:p>
          </table:table-cell>
          <table:table-cell office:value-type="float" office:value="338676" calcext:value-type="float">
            <text:p>338676</text:p>
          </table:table-cell>
          <table:table-cell office:value-type="float" office:value="2699944" calcext:value-type="float">
            <text:p>2699944</text:p>
          </table:table-cell>
          <table:table-cell office:value-type="float" office:value="3038620" calcext:value-type="float">
            <text:p>3038620</text:p>
          </table:table-cell>
          <table:table-cell table:formula="of:=[.D27]/[.A27]" office:value-type="float" office:value="103844" calcext:value-type="float">
            <text:p>103844</text:p>
          </table:table-cell>
          <table:table-cell/>
          <table:table-cell table:formula="of:=[.F27]*800+200000" office:value-type="float" office:value="83275200" calcext:value-type="float">
            <text:p>83275200</text:p>
          </table:table-cell>
          <table:table-cell table:number-columns-repeated="7"/>
          <table:table-cell table:formula="of:=[.C27]/[.A27]" office:value-type="float" office:value="13026" calcext:value-type="float">
            <text:p>13026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29" calcext:value-type="float">
            <text:p>729</text:p>
          </table:table-cell>
          <table:table-cell office:value-type="float" office:value="362961" calcext:value-type="float">
            <text:p>362961</text:p>
          </table:table-cell>
          <table:table-cell office:value-type="float" office:value="3023163" calcext:value-type="float">
            <text:p>3023163</text:p>
          </table:table-cell>
          <table:table-cell office:value-type="float" office:value="3386124" calcext:value-type="float">
            <text:p>3386124</text:p>
          </table:table-cell>
          <table:table-cell table:formula="of:=[.D28]/[.A28]" office:value-type="float" office:value="111969" calcext:value-type="float">
            <text:p>111969</text:p>
          </table:table-cell>
          <table:table-cell/>
          <table:table-cell table:formula="of:=[.F28]*800+200000" office:value-type="float" office:value="89775200" calcext:value-type="float">
            <text:p>89775200</text:p>
          </table:table-cell>
          <table:table-cell table:number-columns-repeated="7"/>
          <table:table-cell table:formula="of:=[.C28]/[.A28]" office:value-type="float" office:value="13443" calcext:value-type="float">
            <text:p>13443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84" calcext:value-type="float">
            <text:p>784</text:p>
          </table:table-cell>
          <table:table-cell office:value-type="float" office:value="426608" calcext:value-type="float">
            <text:p>426608</text:p>
          </table:table-cell>
          <table:table-cell office:value-type="float" office:value="3371200" calcext:value-type="float">
            <text:p>3371200</text:p>
          </table:table-cell>
          <table:table-cell office:value-type="float" office:value="3797808" calcext:value-type="float">
            <text:p>3797808</text:p>
          </table:table-cell>
          <table:table-cell table:formula="of:=[.D29]/[.A29]" office:value-type="float" office:value="120400" calcext:value-type="float">
            <text:p>120400</text:p>
          </table:table-cell>
          <table:table-cell/>
          <table:table-cell table:formula="of:=[.F29]*800+200000" office:value-type="float" office:value="96520000" calcext:value-type="float">
            <text:p>96520000</text:p>
          </table:table-cell>
          <table:table-cell table:number-columns-repeated="7"/>
          <table:table-cell table:formula="of:=[.C29]/[.A29]" office:value-type="float" office:value="15236" calcext:value-type="float">
            <text:p>15236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1" calcext:value-type="float">
            <text:p>841</text:p>
          </table:table-cell>
          <table:table-cell office:value-type="float" office:value="454865" calcext:value-type="float">
            <text:p>454865</text:p>
          </table:table-cell>
          <table:table-cell office:value-type="float" office:value="3744973" calcext:value-type="float">
            <text:p>3744973</text:p>
          </table:table-cell>
          <table:table-cell office:value-type="float" office:value="4199838" calcext:value-type="float">
            <text:p>4199838</text:p>
          </table:table-cell>
          <table:table-cell table:formula="of:=[.D30]/[.A30]" office:value-type="float" office:value="129137" calcext:value-type="float">
            <text:p>129137</text:p>
          </table:table-cell>
          <table:table-cell/>
          <table:table-cell table:formula="of:=[.F30]*800+200000" office:value-type="float" office:value="103509600" calcext:value-type="float">
            <text:p>103509600</text:p>
          </table:table-cell>
          <table:table-cell table:number-columns-repeated="7"/>
          <table:table-cell table:formula="of:=[.C30]/[.A30]" office:value-type="float" office:value="15685" calcext:value-type="float">
            <text:p>15685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484020" calcext:value-type="float">
            <text:p>484020</text:p>
          </table:table-cell>
          <table:table-cell office:value-type="float" office:value="4145400" calcext:value-type="float">
            <text:p>4145400</text:p>
          </table:table-cell>
          <table:table-cell office:value-type="float" office:value="4629420" calcext:value-type="float">
            <text:p>4629420</text:p>
          </table:table-cell>
          <table:table-cell table:formula="of:=[.D31]/[.A31]" office:value-type="float" office:value="138180" calcext:value-type="float">
            <text:p>138180</text:p>
          </table:table-cell>
          <table:table-cell/>
          <table:table-cell table:formula="of:=[.F31]*800+200000" office:value-type="float" office:value="110744000" calcext:value-type="float">
            <text:p>110744000</text:p>
          </table:table-cell>
          <table:table-cell table:number-columns-repeated="7"/>
          <table:table-cell table:formula="of:=[.C31]/[.A31]" office:value-type="float" office:value="16134" calcext:value-type="float">
            <text:p>16134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1" calcext:value-type="float">
            <text:p>961</text:p>
          </table:table-cell>
          <table:table-cell office:value-type="float" office:value="561193" calcext:value-type="float">
            <text:p>561193</text:p>
          </table:table-cell>
          <table:table-cell office:value-type="float" office:value="4573399" calcext:value-type="float">
            <text:p>4573399</text:p>
          </table:table-cell>
          <table:table-cell office:value-type="float" office:value="5134592" calcext:value-type="float">
            <text:p>5134592</text:p>
          </table:table-cell>
          <table:table-cell table:formula="of:=[.D32]/[.A32]" office:value-type="float" office:value="147529" calcext:value-type="float">
            <text:p>147529</text:p>
          </table:table-cell>
          <table:table-cell/>
          <table:table-cell table:formula="of:=[.F32]*800+200000" office:value-type="float" office:value="118223200" calcext:value-type="float">
            <text:p>118223200</text:p>
          </table:table-cell>
          <table:table-cell table:number-columns-repeated="7"/>
          <table:table-cell table:formula="of:=[.C32]/[.A32]" office:value-type="float" office:value="18103" calcext:value-type="float">
            <text:p>18103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94688" calcext:value-type="float">
            <text:p>594688</text:p>
          </table:table-cell>
          <table:table-cell office:value-type="float" office:value="5029888" calcext:value-type="float">
            <text:p>5029888</text:p>
          </table:table-cell>
          <table:table-cell office:value-type="float" office:value="5624576" calcext:value-type="float">
            <text:p>5624576</text:p>
          </table:table-cell>
          <table:table-cell table:formula="of:=[.D33]/[.A33]" office:value-type="float" office:value="157184" calcext:value-type="float">
            <text:p>157184</text:p>
          </table:table-cell>
          <table:table-cell/>
          <table:table-cell table:formula="of:=[.F33]*800+200000" office:value-type="float" office:value="125947200" calcext:value-type="float">
            <text:p>125947200</text:p>
          </table:table-cell>
          <table:table-cell table:number-columns-repeated="7"/>
          <table:table-cell table:formula="of:=[.C33]/[.A33]" office:value-type="float" office:value="18584" calcext:value-type="float">
            <text:p>18584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89" calcext:value-type="float">
            <text:p>1089</text:p>
          </table:table-cell>
          <table:table-cell office:value-type="float" office:value="629145" calcext:value-type="float">
            <text:p>629145</text:p>
          </table:table-cell>
          <table:table-cell office:value-type="float" office:value="5515785" calcext:value-type="float">
            <text:p>5515785</text:p>
          </table:table-cell>
          <table:table-cell office:value-type="float" office:value="6144930" calcext:value-type="float">
            <text:p>6144930</text:p>
          </table:table-cell>
          <table:table-cell table:formula="of:=[.D34]/[.A34]" office:value-type="float" office:value="167145" calcext:value-type="float">
            <text:p>167145</text:p>
          </table:table-cell>
          <table:table-cell table:number-columns-repeated="9"/>
          <table:table-cell table:formula="of:=[.C34]/[.A34]" office:value-type="float" office:value="19065" calcext:value-type="float">
            <text:p>19065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56" calcext:value-type="float">
            <text:p>1156</text:p>
          </table:table-cell>
          <table:table-cell office:value-type="float" office:value="721140" calcext:value-type="float">
            <text:p>721140</text:p>
          </table:table-cell>
          <table:table-cell office:value-type="float" office:value="6032008" calcext:value-type="float">
            <text:p>6032008</text:p>
          </table:table-cell>
          <table:table-cell office:value-type="float" office:value="6753148" calcext:value-type="float">
            <text:p>6753148</text:p>
          </table:table-cell>
          <table:table-cell table:number-columns-repeated="10"/>
          <table:table-cell table:formula="of:=[.C35]/[.A35]" office:value-type="float" office:value="21210" calcext:value-type="float">
            <text:p>21210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25" calcext:value-type="float">
            <text:p>1225</text:p>
          </table:table-cell>
          <table:table-cell office:value-type="float" office:value="760305" calcext:value-type="float">
            <text:p>760305</text:p>
          </table:table-cell>
          <table:table-cell office:value-type="float" office:value="6579475" calcext:value-type="float">
            <text:p>6579475</text:p>
          </table:table-cell>
          <table:table-cell office:value-type="float" office:value="7339780" calcext:value-type="float">
            <text:p>7339780</text:p>
          </table:table-cell>
          <table:table-cell table:number-columns-repeated="10"/>
          <table:table-cell table:formula="of:=[.C36]/[.A36]" office:value-type="float" office:value="21723" calcext:value-type="float">
            <text:p>21723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96" calcext:value-type="float">
            <text:p>1296</text:p>
          </table:table-cell>
          <table:table-cell office:value-type="float" office:value="800496" calcext:value-type="float">
            <text:p>800496</text:p>
          </table:table-cell>
          <table:table-cell office:value-type="float" office:value="7159104" calcext:value-type="float">
            <text:p>7159104</text:p>
          </table:table-cell>
          <table:table-cell office:value-type="float" office:value="7959600" calcext:value-type="float">
            <text:p>7959600</text:p>
          </table:table-cell>
          <table:table-cell table:number-columns-repeated="10"/>
          <table:table-cell table:formula="of:=[.C37]/[.A37]" office:value-type="float" office:value="22236" calcext:value-type="float">
            <text:p>22236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69" calcext:value-type="float">
            <text:p>1369</text:p>
          </table:table-cell>
          <table:table-cell office:value-type="float" office:value="908609" calcext:value-type="float">
            <text:p>908609</text:p>
          </table:table-cell>
          <table:table-cell office:value-type="float" office:value="7771813" calcext:value-type="float">
            <text:p>7771813</text:p>
          </table:table-cell>
          <table:table-cell office:value-type="float" office:value="8680422" calcext:value-type="float">
            <text:p>8680422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4" calcext:value-type="float">
            <text:p>1444</text:p>
          </table:table-cell>
          <table:table-cell office:value-type="float" office:value="953876" calcext:value-type="float">
            <text:p>953876</text:p>
          </table:table-cell>
          <table:table-cell office:value-type="float" office:value="8418520" calcext:value-type="float">
            <text:p>8418520</text:p>
          </table:table-cell>
          <table:table-cell office:value-type="float" office:value="9372396" calcext:value-type="float">
            <text:p>937239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21" calcext:value-type="float">
            <text:p>1521</text:p>
          </table:table-cell>
          <table:table-cell office:value-type="float" office:value="1000233" calcext:value-type="float">
            <text:p>1000233</text:p>
          </table:table-cell>
          <table:table-cell office:value-type="float" office:value="9100143" calcext:value-type="float">
            <text:p>9100143</text:p>
          </table:table-cell>
          <table:table-cell office:value-type="float" office:value="10100376" calcext:value-type="float">
            <text:p>10100376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1125760" calcext:value-type="float">
            <text:p>1125760</text:p>
          </table:table-cell>
          <table:table-cell office:value-type="float" office:value="9817600" calcext:value-type="float">
            <text:p>9817600</text:p>
          </table:table-cell>
          <table:table-cell office:value-type="float" office:value="10943360" calcext:value-type="float">
            <text:p>10943360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81" calcext:value-type="float">
            <text:p>1681</text:p>
          </table:table-cell>
          <table:table-cell office:value-type="float" office:value="1177561" calcext:value-type="float">
            <text:p>1177561</text:p>
          </table:table-cell>
          <table:table-cell office:value-type="float" office:value="10571809" calcext:value-type="float">
            <text:p>10571809</text:p>
          </table:table-cell>
          <table:table-cell office:value-type="float" office:value="11749370" calcext:value-type="float">
            <text:p>11749370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64" calcext:value-type="float">
            <text:p>1764</text:p>
          </table:table-cell>
          <table:table-cell office:value-type="float" office:value="1230516" calcext:value-type="float">
            <text:p>1230516</text:p>
          </table:table-cell>
          <table:table-cell office:value-type="float" office:value="11363688" calcext:value-type="float">
            <text:p>11363688</text:p>
          </table:table-cell>
          <table:table-cell office:value-type="float" office:value="12594204" calcext:value-type="float">
            <text:p>12594204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49" calcext:value-type="float">
            <text:p>1849</text:p>
          </table:table-cell>
          <table:table-cell office:value-type="float" office:value="1374753" calcext:value-type="float">
            <text:p>1374753</text:p>
          </table:table-cell>
          <table:table-cell office:value-type="float" office:value="12194155" calcext:value-type="float">
            <text:p>12194155</text:p>
          </table:table-cell>
          <table:table-cell office:value-type="float" office:value="13568908" calcext:value-type="float">
            <text:p>13568908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36" calcext:value-type="float">
            <text:p>1936</text:p>
          </table:table-cell>
          <table:table-cell office:value-type="float" office:value="1433520" calcext:value-type="float">
            <text:p>1433520</text:p>
          </table:table-cell>
          <table:table-cell office:value-type="float" office:value="13064128" calcext:value-type="float">
            <text:p>13064128</text:p>
          </table:table-cell>
          <table:table-cell office:value-type="float" office:value="14497648" calcext:value-type="float">
            <text:p>14497648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25" calcext:value-type="float">
            <text:p>2025</text:p>
          </table:table-cell>
          <table:table-cell office:value-type="float" office:value="1493505" calcext:value-type="float">
            <text:p>1493505</text:p>
          </table:table-cell>
          <table:table-cell office:value-type="float" office:value="13974525" calcext:value-type="float">
            <text:p>13974525</text:p>
          </table:table-cell>
          <table:table-cell office:value-type="float" office:value="15468030" calcext:value-type="float">
            <text:p>15468030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16" calcext:value-type="float">
            <text:p>2116</text:p>
          </table:table-cell>
          <table:table-cell office:value-type="float" office:value="1657748" calcext:value-type="float">
            <text:p>1657748</text:p>
          </table:table-cell>
          <table:table-cell office:value-type="float" office:value="14926264" calcext:value-type="float">
            <text:p>14926264</text:p>
          </table:table-cell>
          <table:table-cell office:value-type="float" office:value="16584012" calcext:value-type="float">
            <text:p>16584012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09" calcext:value-type="float">
            <text:p>2209</text:p>
          </table:table-cell>
          <table:table-cell office:value-type="float" office:value="1723913" calcext:value-type="float">
            <text:p>1723913</text:p>
          </table:table-cell>
          <table:table-cell office:value-type="float" office:value="15920263" calcext:value-type="float">
            <text:p>15920263</text:p>
          </table:table-cell>
          <table:table-cell office:value-type="float" office:value="17644176" calcext:value-type="float">
            <text:p>1764417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04" calcext:value-type="float">
            <text:p>2304</text:p>
          </table:table-cell>
          <table:table-cell office:value-type="float" office:value="1791360" calcext:value-type="float">
            <text:p>1791360</text:p>
          </table:table-cell>
          <table:table-cell office:value-type="float" office:value="16957440" calcext:value-type="float">
            <text:p>16957440</text:p>
          </table:table-cell>
          <table:table-cell office:value-type="float" office:value="18748800" calcext:value-type="float">
            <text:p>18748800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01" calcext:value-type="float">
            <text:p>2401</text:p>
          </table:table-cell>
          <table:table-cell office:value-type="float" office:value="1976905" calcext:value-type="float">
            <text:p>1976905</text:p>
          </table:table-cell>
          <table:table-cell office:value-type="float" office:value="18038713" calcext:value-type="float">
            <text:p>18038713</text:p>
          </table:table-cell>
          <table:table-cell office:value-type="float" office:value="20015618" calcext:value-type="float">
            <text:p>2001561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  <table:table-cell office:value-type="float" office:value="2050900" calcext:value-type="float">
            <text:p>2050900</text:p>
          </table:table-cell>
          <table:table-cell office:value-type="float" office:value="19165000" calcext:value-type="float">
            <text:p>19165000</text:p>
          </table:table-cell>
          <table:table-cell office:value-type="float" office:value="21215900" calcext:value-type="float">
            <text:p>21215900</text:p>
          </table:table-cell>
          <table:table-cell table:number-columns-repeated="1019"/>
        </table:table-row>
      </table:table>
      <table:table table:name="Sheet2" table:style-name="ta1">
        <table:table-column table:style-name="co10" table:number-columns-repeated="15" table:default-cell-style-name="Default"/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9" office:value-type="float" office:value="11850859" calcext:value-type="float">
            <text:p>118508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6]*1.19" office:value-type="float" office:value="1190" calcext:value-type="float">
            <text:p>1190</text:p>
          </table:table-cell>
          <table:table-cell table:number-columns-repeated="9"/>
          <table:table-cell table:style-name="ce9" office:value-type="float" office:value="11862431" calcext:value-type="float">
            <text:p>118624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8]*1.19" office:value-type="float" office:value="1416.1" calcext:value-type="float">
            <text:p>1416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9]*1.19" office:value-type="float" office:value="1685.159" calcext:value-type="float">
            <text:p>1685.1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0]*1.19" office:value-type="float" office:value="2005.33921" calcext:value-type="float">
            <text:p>2005.339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11]*1.19" office:value-type="float" office:value="2386.3536599" calcext:value-type="float">
            <text:p>2386.3536599</text:p>
          </table:table-cell>
          <table:table-cell table:number-columns-repeated="9"/>
          <table:table-cell table:formula="of:=[.M8]-[.M7]" office:value-type="float" office:value="11572" calcext:value-type="float">
            <text:p>11572</text:p>
          </table:table-cell>
          <table:table-cell/>
          <table:table-cell table:formula="of:=[.M8]/[.M12]" office:value-type="float" office:value="1025.09773591428" calcext:value-type="float">
            <text:p>1025.0977359142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2]*1.19" office:value-type="float" office:value="2839.760855281" calcext:value-type="float">
            <text:p>2839.7608552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13]*1.19" office:value-type="float" office:value="3379.31541778439" calcext:value-type="float">
            <text:p>3379.315417784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4]*1.19" office:value-type="float" office:value="4021.38534716342" calcext:value-type="float">
            <text:p>4021.385347163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5]*1.19" office:value-type="float" office:value="4785.44856312447" calcext:value-type="float">
            <text:p>4785.448563124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6]*1.19" office:value-type="float" office:value="5694.68379011812" calcext:value-type="float">
            <text:p>5694.6837901181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table:formula="of:= 1000 / 9313" office:value-type="float" office:value="0.107376785139053" calcext:value-type="float">
            <text:p>0.107376785139053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1000 / [.C17]" office:value-type="float" office:value="0.175602375277672" calcext:value-type="float">
            <text:p>0.17560237527767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08:18:49.537650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29T16:04:56.748010162</dc:date>
    <meta:editing-duration>P2DT17H36M29S</meta:editing-duration>
    <meta:editing-cycles>5</meta:editing-cycles>
    <meta:generator>LibreOffice/6.0.7.3$Linux_X86_64 LibreOffice_project/00m0$Build-3</meta:generator>
    <meta:document-statistic meta:table-count="2" meta:cell-count="4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3.146cm" svg:y="3.951cm" style:legend-expansion="high" chart:style-name="ch2"/>
        <chart:plot-area chart:style-name="ch3" table:cell-range-address="threshold_encryption_data.C20:threshold_encryption_data.D51" svg:x="0.319cm" svg:y="0.179cm" svg:width="12.508cm" svg:height="8.641cm">
          <chartooo:coordinate-region svg:x="2.052cm" svg:y="0.379cm" svg:width="10.775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reshold_encryption_data.C20:threshold_encryption_data.C51" chart:class="chart:line">
            <chart:data-point chart:repeated="32"/>
          </chart:series>
          <chart:series chart:style-name="ch7" chart:values-cell-range-address="threshold_encryption_data.D20:threshold_encryption_data.D51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3425">
                <text:p>153425</text:p>
                <draw:g>
                  <svg:desc>threshold_encryption_data.C20:threshold_encryption_data.C51</svg:desc>
                </draw:g>
              </table:table-cell>
              <table:table-cell office:value-type="float" office:value="1055203">
                <text:p>1055203</text:p>
                <draw:g>
                  <svg:desc>threshold_encryption_data.D20:threshold_encryption_data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8560">
                <text:p>168560</text:p>
              </table:table-cell>
              <table:table-cell office:value-type="float" office:value="1230400">
                <text:p>1230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4401">
                <text:p>184401</text:p>
              </table:table-cell>
              <table:table-cell office:value-type="float" office:value="1423989">
                <text:p>1423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4884">
                <text:p>224884</text:p>
              </table:table-cell>
              <table:table-cell office:value-type="float" office:value="1636888">
                <text:p>1636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3961">
                <text:p>243961</text:p>
              </table:table-cell>
              <table:table-cell office:value-type="float" office:value="1870015">
                <text:p>1870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3808">
                <text:p>263808</text:p>
              </table:table-cell>
              <table:table-cell office:value-type="float" office:value="2124288">
                <text:p>2124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5225">
                <text:p>315225</text:p>
              </table:table-cell>
              <table:table-cell office:value-type="float" office:value="2400625">
                <text:p>240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8676">
                <text:p>338676</text:p>
              </table:table-cell>
              <table:table-cell office:value-type="float" office:value="2699944">
                <text:p>2699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2961">
                <text:p>362961</text:p>
              </table:table-cell>
              <table:table-cell office:value-type="float" office:value="3023163">
                <text:p>3023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6608">
                <text:p>426608</text:p>
              </table:table-cell>
              <table:table-cell office:value-type="float" office:value="3371200">
                <text:p>3371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4865">
                <text:p>454865</text:p>
              </table:table-cell>
              <table:table-cell office:value-type="float" office:value="3744973">
                <text:p>3744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4020">
                <text:p>484020</text:p>
              </table:table-cell>
              <table:table-cell office:value-type="float" office:value="4145400">
                <text:p>4145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1193">
                <text:p>561193</text:p>
              </table:table-cell>
              <table:table-cell office:value-type="float" office:value="4573399">
                <text:p>4573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4688">
                <text:p>594688</text:p>
              </table:table-cell>
              <table:table-cell office:value-type="float" office:value="5029888">
                <text:p>50298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9145">
                <text:p>629145</text:p>
              </table:table-cell>
              <table:table-cell office:value-type="float" office:value="5515785">
                <text:p>55157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1140">
                <text:p>721140</text:p>
              </table:table-cell>
              <table:table-cell office:value-type="float" office:value="6032008">
                <text:p>6032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0305">
                <text:p>760305</text:p>
              </table:table-cell>
              <table:table-cell office:value-type="float" office:value="6579475">
                <text:p>65794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496">
                <text:p>800496</text:p>
              </table:table-cell>
              <table:table-cell office:value-type="float" office:value="7159104">
                <text:p>7159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8609">
                <text:p>908609</text:p>
              </table:table-cell>
              <table:table-cell office:value-type="float" office:value="7771813">
                <text:p>7771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3876">
                <text:p>953876</text:p>
              </table:table-cell>
              <table:table-cell office:value-type="float" office:value="8418520">
                <text:p>84185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233">
                <text:p>1000233</text:p>
              </table:table-cell>
              <table:table-cell office:value-type="float" office:value="9100143">
                <text:p>9100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5760">
                <text:p>1125760</text:p>
              </table:table-cell>
              <table:table-cell office:value-type="float" office:value="9817600">
                <text:p>98176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77561">
                <text:p>1177561</text:p>
              </table:table-cell>
              <table:table-cell office:value-type="float" office:value="10571809">
                <text:p>105718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0516">
                <text:p>1230516</text:p>
              </table:table-cell>
              <table:table-cell office:value-type="float" office:value="11363688">
                <text:p>11363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74753">
                <text:p>1374753</text:p>
              </table:table-cell>
              <table:table-cell office:value-type="float" office:value="12194155">
                <text:p>12194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33520">
                <text:p>1433520</text:p>
              </table:table-cell>
              <table:table-cell office:value-type="float" office:value="13064128">
                <text:p>13064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3505">
                <text:p>1493505</text:p>
              </table:table-cell>
              <table:table-cell office:value-type="float" office:value="13974525">
                <text:p>13974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57748">
                <text:p>1657748</text:p>
              </table:table-cell>
              <table:table-cell office:value-type="float" office:value="14926264">
                <text:p>149262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3913">
                <text:p>1723913</text:p>
              </table:table-cell>
              <table:table-cell office:value-type="float" office:value="15920263">
                <text:p>159202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91360">
                <text:p>1791360</text:p>
              </table:table-cell>
              <table:table-cell office:value-type="float" office:value="16957440">
                <text:p>169574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76905">
                <text:p>1976905</text:p>
              </table:table-cell>
              <table:table-cell office:value-type="float" office:value="18038713">
                <text:p>180387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50900">
                <text:p>2050900</text:p>
              </table:table-cell>
              <table:table-cell office:value-type="float" office:value="19165000">
                <text:p>1916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